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347" officeooo:paragraph-rsid="0012e347"/>
    </style:style>
    <style:style style:name="P2" style:family="paragraph" style:parent-style-name="Standard">
      <style:text-properties fo:font-size="20pt" officeooo:rsid="0012e347" officeooo:paragraph-rsid="0012e347" style:font-size-asian="20pt" style:font-size-complex="20pt"/>
    </style:style>
    <style:style style:name="P3" style:family="paragraph" style:parent-style-name="Standard">
      <style:text-properties fo:font-size="16pt" fo:font-weight="bold" officeooo:rsid="0012e347" officeooo:paragraph-rsid="0012e347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12e347" officeooo:paragraph-rsid="0012e3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aborators and Other Affiliations</text:p>
      <text:p text:style-name="P3">PI Andreas Mueller</text:p>
      <text:p text:style-name="P4">Collaborators and co-Editors:</text:p>
      <text:p text:style-name="P1">Abraham, Alexandre (Telecom ParisTech)</text:p>
      <text:p text:style-name="P1">Behnke, Sven (Univserity of Bonn)</text:p>
      <text:p text:style-name="P1">Blondel, Mathieu (NTT Communication Science Laboratories)</text:p>
      <text:p text:style-name="P1">Buitinck, Lars (Netherlands eScience Center)</text:p>
      <text:p text:style-name="P1">Eickenberg, Michael (INRIA)</text:p>
      <text:p text:style-name="P1">Gervais, Philippe (INRIA)</text:p>
      <text:p text:style-name="P1">Grisel, Olivier (INRIA)</text:p>
      <text:p text:style-name="P1">Grobler, Jaques (Energy Partners)</text:p>
      <text:p text:style-name="P1">Guido, Sarah (Bitly)</text:p>
      <text:p text:style-name="P1">Holt, Brian (Samsung Research UK)</text:p>
      <text:p text:style-name="P1">Joly, Arnaud (University of Liège)</text:p>
      <text:p text:style-name="P1">Kossaifi, Jean (Imperial College London)</text:p>
      <text:p text:style-name="P1">Lampert, Christoph (IST Austria)</text:p>
      <text:p text:style-name="P1">Layton, Robert (dataPipeline)</text:p>
      <text:p text:style-name="P1">Louppe, Gilles (NYU)</text:p>
      <text:p text:style-name="P1">Niculae, Vlad (Cornell University)</text:p>
      <text:p text:style-name="P1">Nowozin, Sebastian (Microsoft Research Cambridge)</text:p>
      <text:p text:style-name="P1">Pedregosa, Fabian (Université Paris-Dauphine)</text:p>
      <text:p text:style-name="P1">Prettenhofer, Peter (Datarobot)</text:p>
      <text:p text:style-name="P1">Rother, Carsten <text:s/>(TU Dresden)</text:p>
      <text:p text:style-name="P1">Scherer, Dominic (unknown)</text:p>
      <text:p text:style-name="P1">Schulz, Hannes <text:s/>(Maluuba)</text:p>
      <text:p text:style-name="P1">Thirion, Bertrand (INRIA)</text:p>
      <text:p text:style-name="P1">Vanderplas, Jake (University of Washington)</text:p>
      <text:p text:style-name="P1">Varoquaux, Gaël (INRIA)</text:p>
      <text:p text:style-name="P1"/>
      <text:p text:style-name="P4">Graduate Advisors and Postdoctoral Sponsors:</text:p>
      <text:p text:style-name="P1">Behnke, Sven (Univserity of Bonn)</text:p>
      <text:p text:style-name="P1"/>
      <text:p text:style-name="P4">Thesis Advisor and Postgraduate-Scholar Sponsors</text:p>
      <text:p text:style-name="P1">Marcellin Serge Z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3:26:11.473720805</meta:creation-date>
    <dc:date>2016-04-26T13:30:19.060838123</dc:date>
    <meta:editing-duration>PT4M7S</meta:editing-duration>
    <meta:editing-cycles>1</meta:editing-cycles>
    <meta:document-statistic meta:table-count="0" meta:image-count="0" meta:object-count="0" meta:page-count="1" meta:paragraph-count="32" meta:word-count="126" meta:character-count="1046" meta:non-whitespace-character-count="950"/>
    <meta:generator>LibreOffice/5.0.5.2$Linux_X86_64 LibreOffice_project/00m0$Build-2</meta:generator>
  </office:meta>
</office:document-meta>
</file>